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89mm"/>
    </style:style>
    <style:style style:name="co2" style:family="table-column">
      <style:table-column-properties fo:break-before="auto" style:column-width="303.3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Tic tac to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2">
          <table:table-cell office:value-type="string" calcext:value-type="string">
            <text:p>Infrared sensor</text:p>
          </table:table-cell>
          <table:table-cell office:value-type="string" calcext:value-type="string">
            <text:p><text:a xlink:href="https://www.amazon.com/OSOYOO-Infrared-Obstacle-Avoidance-Arduino/dp/B01I57HIJ0/ref=sr_1_4?crid=3QR7C2T8HTUI6&amp;keywords=infrared+sensor&amp;qid=1560952450&amp;s=gateway&amp;sprefix=infrared+sens%2Caps%2C215&amp;sr=8-4" xlink:type="simple">OSOYOO 10PCS IR Infrared Obstacle Avoidance Sensor Module for Arduino Smart Car Robot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Screw M3 10mm</text:p>
          </table:table-cell>
          <table:table-cell office:value-type="string" calcext:value-type="string">
            <text:p><text:a xlink:href="https://www.amazon.com/Socket-Screws-Machine-Thread-Quantity/dp/B07NTX7Z3G/ref=sr_1_5?keywords=screw+m3+10mm&amp;qid=1560952507&amp;s=gateway&amp;sr=8-5" xlink:type="simple">M3 x 10mm Socket Head Cap Screws, Grade 12.9 Alloy Steel Black Oxide, Allen Socket Drive, Machine Thread, Quantity 100</text:a>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Push button</text:p>
          </table:table-cell>
          <table:table-cell office:value-type="string" calcext:value-type="string">
            <text:p><text:a xlink:href="https://www.amazon.com/URTONE-Momentary-Aluminum-Suitable-Mounting/dp/B01G821G6A/ref=sr_1_13?crid=3GIZEVPJV0N7M&amp;keywords=push+button&amp;qid=1560952551&amp;s=gateway&amp;sprefix=push+butt%2Caps%2C207&amp;sr=8-13" xlink:type="simple">Momentary Push Button Switch, URTONE UR125, 1NO SPST DC/AC 36V 2A Aluminum Alloy Metal Shell Suitable for 12mm 1/2" Mounting Hole (Black)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sistor 10k Ohms</text:p>
          </table:table-cell>
          <table:table-cell office:value-type="string" calcext:value-type="string">
            <text:p><text:a xlink:href="https://www.amazon.com/EDGELEC-Resistor-Tolerance-Resistance-Optional/dp/B07QJB31M7/ref=sr_1_1_sspa?crid=3AS5VJWYTVPM8&amp;keywords=resistor+10k+ohm&amp;qid=1560952614&amp;s=gateway&amp;sprefix=resistor+10k%2Caps%2C204&amp;sr=8-1-spons&amp;psc=1" xlink:type="simple">EDGELEC 100pcs 10K ohm Resistor 1/2w (0.5Watt) ±1% Tolerance Metal Film Fixed Resistor, 131 Values of Resistance Optional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esistor 220 Ohms</text:p>
          </table:table-cell>
          <table:table-cell office:value-type="string" calcext:value-type="string">
            <text:p><text:a xlink:href="https://www.amazon.com/EDGELEC-Resistor-Tolerance-Resistance-Optional/dp/B07QK9ZBVZ/ref=sr_1_1_sspa?keywords=resistor+220+ohm&amp;qid=1560952671&amp;s=gateway&amp;sr=8-1-spons&amp;psc=1" xlink:type="simple">EDGELEC 100pcs 220 ohm Resistor 1/2w (0.5Watt) ±1% Tolerance Metal Film Fixed Resistor, 131 Values of Resistance Optional</text:a>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Led red</text:p>
          </table:table-cell>
          <table:table-cell office:value-type="string" calcext:value-type="string">
            <text:p><text:a xlink:href="https://www.amazon.com/100pcs-Ultra-Bright-Emitting-Diffused/dp/B01GE4WHK6/ref=sr_1_8?keywords=red+led&amp;qid=1560952698&amp;s=gateway&amp;sr=8-8" xlink:type="simple">100pcs Ultra Bright 5mm LED Light Emitting Diode Diffused Red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d green</text:p>
          </table:table-cell>
          <table:table-cell office:value-type="string" calcext:value-type="string">
            <text:p><text:a xlink:href="https://www.amazon.com/100pcs-Ultra-Bright-Emitting-Diffused/dp/B01GE4WGTS/ref=sr_1_8?keywords=red%2Bled&amp;qid=1560952698&amp;s=gateway&amp;sr=8-8&amp;th=1" xlink:type="simple">100pcs Ultra Bright 5mm LED Light Emitting Diode Diffused Green</text:a>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ed blue</text:p>
          </table:table-cell>
          <table:table-cell office:value-type="string" calcext:value-type="string">
            <text:p><text:a xlink:href="https://www.amazon.com/100pcs-Ultra-Bright-Emitting-Diffused/dp/B01GE4WEGI/ref=sr_1_8?keywords=red%2Bled&amp;qid=1560952698&amp;s=gateway&amp;sr=8-8&amp;th=1" xlink:type="simple">100pcs Ultra Bright 5mm LED Light Emitting Diode Diffused Blue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rduino mega 2560</text:p>
          </table:table-cell>
          <table:table-cell office:value-type="string" calcext:value-type="string">
            <text:p><text:a xlink:href="https://www.amazon.com/Elegoo-EL-CB-003-ATmega2560-ATMEGA16U2-Arduino/dp/B01H4ZLZLQ/ref=sr_1_4?keywords=arduino+mega&amp;qid=1560952799&amp;s=gateway&amp;sr=8-4" xlink:type="simple">ELEGOO MEGA 2560 R3 Board ATmega2560 ATMEGA16U2 + USB Cable for Arduino Projects RoHS Compliant</text:a>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umper</text:p>
          </table:table-cell>
          <table:table-cell office:value-type="string" calcext:value-type="string">
            <text:p><text:a xlink:href="https://www.amazon.com/MCIGICM-Breadboard-Jumper-Prototype-Dupont/dp/B07PLZC26F/ref=sr_1_1_sspa?keywords=jumper+wire&amp;qid=1560952838&amp;s=gateway&amp;sr=8-1-spons&amp;psc=1" xlink:type="simple">MCIGICM 3Pcs x 40Pin Breadboard Jumper Wires, Dupont Wire with 40 Pin M/F, 40 Pin M/M, 40 Pin F/F (8 inch)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Heat-shrinkable sleeve</text:p>
          </table:table-cell>
          <table:table-cell office:value-type="string" calcext:value-type="string">
            <text:p><text:a xlink:href="https://www.amazon.com/270-pcs-Adhesive-Assortment-MILAPEAK/dp/B0771K1Z7Q/ref=sr_1_5?keywords=Heat-shrinkable+sleeve&amp;qid=1560952864&amp;s=gateway&amp;sr=8-5" xlink:type="simple">270 pcs 3:1 Dual Wall Adhesive Heat Shrink Tubing kit, 5 Sizes(Dia): 3/8", 1/4", 3/16", 1/8", 3/32", Best Cable Sleeve Tube Assortment with Storage Case for DIY by MILAPEAK (Black &amp; Red)</text:a></text:p>
          </table:table-cell>
          <table:table-cell office:value-type="string" calcext:value-type="string">
            <text:p>1 batch</text:p>
          </table:table-cell>
        </table:table-row>
        <table:table-row table:style-name="ro2">
          <table:table-cell office:value-type="string" calcext:value-type="string">
            <text:p>magnets</text:p>
          </table:table-cell>
          <table:table-cell office:value-type="string" calcext:value-type="string">
            <text:p><text:a xlink:href="https://www.amazon.com/Refrigerator-Magnets-Nagnets-Fridge-Whiteboard/dp/B07MX57ZGK/ref=sr_1_3?keywords=magnet+6mm+x+3mm&amp;qid=1560952930&amp;s=gateway&amp;sr=8-3" xlink:type="simple">150 PCS 6x3mm Refrigerator Magnets Small Magnets Round Nagnets Fridge Magnets Little Magnets Fridge Magnets,Silver Magnets,Whiteboard Magnets,Mini Magnets</text:a>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white labels</text:p>
          </table:table-cell>
          <table:table-cell office:value-type="string" calcext:value-type="string">
            <text:p><text:a xlink:href="https://www.amazon.com/Avery-All-Purpose-Labels-Inches-White/dp/B000BQOCRK/ref=sxin_3_ac_d_rm?keywords=white+labels&amp;pd_rd_i=B000BQOCRK&amp;pd_rd_r=f6812a03-0032-411e-9548-28756ef38cf1&amp;pd_rd_w=tJXMV&amp;pd_rd_wg=dSSTx&amp;pf_rd_p=91b604bb-c371-4573-970f-bed68a552852&amp;pf_rd_r=NEJCWGFKFT2JWKNRMZGQ&amp;qid=1560952955&amp;s=gateway" xlink:type="simple">Avery All-Purpose Labels, 1 x 2.75 Inches, White, Pack of 128 (6113)</text:a></text:p>
          </table:table-cell>
          <table:table-cell office:value-type="string" calcext:value-type="string">
            <text:p>1 batc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9">00/00/0000</text:date>, <text:time style:data-style-name="N2" text:time-value="15:41:21.0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0:06:38.491000000</meta:creation-date>
    <dc:date>2019-06-19T16:03:01.110000000</dc:date>
    <meta:editing-duration>PT6H23M49S</meta:editing-duration>
    <meta:editing-cycles>8</meta:editing-cycles>
    <meta:generator>LibreOffice/6.1.0.3$Windows_X86_64 LibreOffice_project/efb621ed25068d70781dc026f7e9c5187a4decd1</meta:generator>
    <meta:document-statistic meta:table-count="1" meta:cell-count="42" meta:object-count="0"/>
  </office:meta>
</office:document-meta>
</file>